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CJK TC Light4" svg:font-family="'Noto Sans CJK TC Light'" style:font-family-generic="swiss"/>
    <style:font-face style:name="Noto Sans CJK TC Light3" svg:font-family="'Noto Sans CJK TC Light'" style:font-adornments="标准" style:font-family-generic="swiss"/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Courier 10 Pitch1" svg:font-family="'Courier 10 Pitch'" style:font-adornments="标准" style:font-pitch="fixed"/>
    <style:font-face style:name="FreeMono" svg:font-family="FreeMono" style:font-adornments="标准" style:font-pitch="fixed"/>
    <style:font-face style:name="Noto Mono2" svg:font-family="'Noto Mono'" style:font-adornments="标准" style:font-pitch="fixed"/>
    <style:font-face style:name="FreeMono5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6" svg:font-family="'Noto Mono'" style:font-adornments="标准" style:font-family-generic="modern" style:font-pitch="fixed"/>
    <style:font-face style:name="FreeMono1" svg:font-family="FreeMono" style:font-adornments="标准" style:font-family-generic="swiss" style:font-pitch="fixed"/>
    <style:font-face style:name="Noto Mono" svg:font-family="'Noto Mono'" style:font-adornments="标准" style:font-family-generic="swiss" style:font-pitch="fixed"/>
    <style:font-face style:name="Noto Sans CJK TC Light" svg:font-family="'Noto Sans CJK TC Light'" style:font-adornments="标准" style:font-family-generic="swiss" style:font-pitch="fixed"/>
    <style:font-face style:name="微软雅黑 Light1" svg:font-family="'微软雅黑 Light'" style:font-adornments="标准" style:font-family-generic="swiss" style:font-pitch="fixed"/>
    <style:font-face style:name="Courier 10 Pitch3" svg:font-family="'Courier 10 Pitch'" style:font-adornments="标准" style:font-pitch="variable"/>
    <style:font-face style:name="微软雅黑 Light3" svg:font-family="'微软雅黑 Light'" style:font-adornments="标准" style:font-pitch="variable"/>
    <style:font-face style:name="FreeMono4" svg:font-family="FreeMono" style:font-adornments="标准" style:font-family-generic="modern" style:font-pitch="variable"/>
    <style:font-face style:name="Noto Mono3" svg:font-family="'Noto Mono'" style:font-adornments="标准" style:font-family-generic="modern" style:font-pitch="variable"/>
    <style:font-face style:name="FreeMono3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5" svg:font-family="'Noto Mono'" style:font-family-generic="roman" style:font-pitch="variable"/>
    <style:font-face style:name="Noto Mono4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TC Light2" svg:font-family="'Noto Sans CJK TC Light'" style:font-family-generic="swiss" style:font-pitch="variable"/>
    <style:font-face style:name="Noto Sans CJK TC Light1" svg:font-family="'Noto Sans CJK TC Light'" style:font-adornments="标准" style:font-family-generic="swiss" style:font-pitch="variable"/>
    <style:font-face style:name="Noto Sans CJK TC Light5" svg:font-family="'Noto Sans CJK TC Light'" style:font-adornments="细体" style:font-family-generic="swiss" style:font-pitch="variable"/>
    <style:font-face style:name="微软雅黑 Light" svg:font-family="'微软雅黑 Light'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5" svg:font-family="'微软雅黑 Light'" style:font-family-generic="system" style:font-pitch="variable"/>
    <style:font-face style:name="微软雅黑 Light4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2.572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2" style:font-name-asian="Courier 10 Pitch2"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4cm" fo:margin-bottom="0cm" style:writing-mode="lr-tb"/>
      <style:text-properties fo:font-size="30pt" style:font-size-asian="30pt" style:font-size-complex="30pt"/>
    </style:style>
    <style:style style:name="P5" style:family="paragraph">
      <style:paragraph-properties style:writing-mode="lr-tb"/>
      <style:text-properties style:font-name="微软雅黑 Light" style:font-name-asian="微软雅黑 Light"/>
    </style:style>
    <style:style style:name="P6" style:family="paragraph">
      <style:paragraph-properties fo:margin-top="0.2cm" fo:margin-bottom="0cm" style:writing-mode="lr-tb"/>
    </style:style>
    <style:style style:name="P7" style:family="paragraph">
      <style:paragraph-properties fo:margin-top="0.3cm" fo:margin-bottom="0cm" style:writing-mode="lr-tb"/>
      <style:text-properties fo:font-size="26pt" style:font-size-asian="26pt" style:font-size-complex="26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style:writing-mode="lr-tb"/>
      <style:text-properties style:font-name="Courier 10 Pitch2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Noto Mono1" style:font-name-asian="微软雅黑 Light"/>
    </style:style>
    <style:style style:name="T2" style:family="text">
      <style:text-properties style:font-name="Noto Mono1" style:font-name-asian="微软雅黑 Light" style:font-size-asian="32pt"/>
    </style:style>
    <style:style style:name="T3" style:family="text">
      <style:text-properties style:font-name="微软雅黑 Light" style:font-name-asian="微软雅黑 Light"/>
    </style:style>
    <style:style style:name="T4" style:family="text">
      <style:text-properties style:font-name="Noto Mono1" fo:font-size="24pt" style:font-name-asian="微软雅黑 Ligh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第</text:span><text:span text:style-name="T2">13</text:span><text:span text:style-name="T2">讲 应用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正则表达式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正则表达式元字符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text-style-name="P5" draw:layer="layout" svg:width="25.199cm" svg:height="2.572cm" svg:x="1.4cm" svg:y="0.628cm" presentation:class="title" presentation:user-transformed="true">
          <draw:text-box>
            <text:p><text:span text:style-name="T3">正则表达式应用</text:span></text:p>
          </draw:text-box>
        </draw:frame>
        <draw:frame presentation:style-name="pr4" draw:text-style-name="P6" draw:layer="layout" svg:width="25.199cm" svg:height="10.3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解压缩zip文件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.tar.gz</text:span><text:span text:style-name="T1">文件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自动查找当前目录的命令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cd</text:span><text:span text:style-name="T1">的高效利用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使用</text:span><text:span text:style-name="T1">curl</text:span><text:span text:style-name="T1">进行远程请求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通过</text:span><text:span text:style-name="T1">curl</text:span><text:span text:style-name="T1">下载文件</text:span></text:p>
          </draw:text-box>
        </draw:frame>
        <draw:frame presentation:style-name="pr4" draw:text-style-name="P10" draw:layer="layout" svg:width="25.199cm" svg:height="11.5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CJK TC Light4" svg:font-family="'Noto Sans CJK TC Light'" style:font-family-generic="swiss"/>
    <style:font-face style:name="Noto Sans CJK TC Light3" svg:font-family="'Noto Sans CJK TC Light'" style:font-adornments="标准" style:font-family-generic="swiss"/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Courier 10 Pitch1" svg:font-family="'Courier 10 Pitch'" style:font-adornments="标准" style:font-pitch="fixed"/>
    <style:font-face style:name="FreeMono" svg:font-family="FreeMono" style:font-adornments="标准" style:font-pitch="fixed"/>
    <style:font-face style:name="Noto Mono2" svg:font-family="'Noto Mono'" style:font-adornments="标准" style:font-pitch="fixed"/>
    <style:font-face style:name="FreeMono5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6" svg:font-family="'Noto Mono'" style:font-adornments="标准" style:font-family-generic="modern" style:font-pitch="fixed"/>
    <style:font-face style:name="FreeMono1" svg:font-family="FreeMono" style:font-adornments="标准" style:font-family-generic="swiss" style:font-pitch="fixed"/>
    <style:font-face style:name="Noto Mono" svg:font-family="'Noto Mono'" style:font-adornments="标准" style:font-family-generic="swiss" style:font-pitch="fixed"/>
    <style:font-face style:name="Noto Sans CJK TC Light" svg:font-family="'Noto Sans CJK TC Light'" style:font-adornments="标准" style:font-family-generic="swiss" style:font-pitch="fixed"/>
    <style:font-face style:name="微软雅黑 Light1" svg:font-family="'微软雅黑 Light'" style:font-adornments="标准" style:font-family-generic="swiss" style:font-pitch="fixed"/>
    <style:font-face style:name="Courier 10 Pitch3" svg:font-family="'Courier 10 Pitch'" style:font-adornments="标准" style:font-pitch="variable"/>
    <style:font-face style:name="微软雅黑 Light3" svg:font-family="'微软雅黑 Light'" style:font-adornments="标准" style:font-pitch="variable"/>
    <style:font-face style:name="FreeMono4" svg:font-family="FreeMono" style:font-adornments="标准" style:font-family-generic="modern" style:font-pitch="variable"/>
    <style:font-face style:name="Noto Mono3" svg:font-family="'Noto Mono'" style:font-adornments="标准" style:font-family-generic="modern" style:font-pitch="variable"/>
    <style:font-face style:name="FreeMono3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5" svg:font-family="'Noto Mono'" style:font-family-generic="roman" style:font-pitch="variable"/>
    <style:font-face style:name="Noto Mono4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TC Light2" svg:font-family="'Noto Sans CJK TC Light'" style:font-family-generic="swiss" style:font-pitch="variable"/>
    <style:font-face style:name="Noto Sans CJK TC Light1" svg:font-family="'Noto Sans CJK TC Light'" style:font-adornments="标准" style:font-family-generic="swiss" style:font-pitch="variable"/>
    <style:font-face style:name="Noto Sans CJK TC Light5" svg:font-family="'Noto Sans CJK TC Light'" style:font-adornments="细体" style:font-family-generic="swiss" style:font-pitch="variable"/>
    <style:font-face style:name="微软雅黑 Light" svg:font-family="'微软雅黑 Light'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5" svg:font-family="'微软雅黑 Light'" style:font-family-generic="system" style:font-pitch="variable"/>
    <style:font-face style:name="微软雅黑 Light4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6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2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1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5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Mono6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2" style:font-family-asian="'微软雅黑 Light'" style:font-style-name-asian="标准" style:font-family-generic-asian="swiss" style:font-pitch-asian="variable" style:font-size-asian="32pt" style:font-style-asian="normal" style:font-weight-asian="250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5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微软雅黑 Light2" style:font-family-asian="'微软雅黑 Light'" style:font-style-name-asian="标准" style:font-family-generic-asian="swiss" style:font-pitch-asian="variable" style:font-size-asian="40pt" style:font-style-asian="normal" style:font-weight-asian="250" style:font-name-complex="Noto Sans CJK SC Regular1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Noto Sans CJK TC Light2" fo:font-size="10.5pt" style:font-name-asian="Noto Sans CJK TC Light2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TC Light4" fo:font-size="10pt" style:font-name-asian="Noto Sans CJK TC Light4" style:font-size-asian="10pt" style:font-name-complex="Noto Sans CJK TC Light4" style:font-size-complex="10pt"/>
    </style:style>
    <style:style style:name="MT3" style:family="text">
      <style:text-properties style:font-name="Noto Sans CJK TC Light2" fo:font-size="10pt" style:font-name-asian="Noto Sans CJK TC Light2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9" draw:layer="backgroundobjects" svg:width="7.2cm" svg:height="0.772cm" svg:x="20.6cm" svg:y="0.155cm">
        <draw:text-box>
          <text:p text:style-name="MP8"><text:span text:style-name="MT2">©</text:span><text:span text:style-name="MT3">河北师范大学 <text:s/>软件学院</text:span><text:span text:style-name="MT3">[1146040444]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7T00:13:30.551000000</dc:date>
    <meta:editing-duration>PT9H34M38S</meta:editing-duration>
    <meta:editing-cycles>122</meta:editing-cycles>
    <meta:generator>LibreOffice/6.3.4.2$Windows_X86_64 LibreOffice_project/60da17e045e08f1793c57c00ba83cdfce946d0aa</meta:generator>
    <meta:document-statistic meta:object-count="62"/>
  </office:meta>
</office:document-meta>
</file>